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right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15.00%" fo:text-align="left" fo:margin-left="108.00pt" fo:text-indent="0.00pt" fo:margin-bottom="10.00pt"/>
    </style:style>
    <style:style style:name="P7" style:family="paragraph">
      <style:paragraph-properties fo:line-height="115.00%" fo:text-align="left" fo:margin-left="108.00pt" fo:text-indent="0.00pt" fo:margin-bottom="10.00pt"/>
    </style:style>
    <style:style style:name="P8" style:family="paragraph">
      <style:paragraph-properties fo:line-height="115.00%" fo:text-align="left" fo:margin-left="108.00pt" fo:text-indent="0.00pt" fo:margin-bottom="10.00pt"/>
    </style:style>
    <style:style style:name="P9" style:family="paragraph">
      <style:paragraph-properties fo:line-height="115.00%" fo:text-align="left" fo:margin-bottom="10.00pt"/>
    </style:style>
    <style:style style:name="P10" style:family="paragraph">
      <style:paragraph-properties fo:line-height="115.00%" fo:text-align="left" fo:margin-left="108.00pt" fo:text-indent="0.00pt" fo:margin-bottom="10.00pt"/>
    </style:style>
    <style:style style:name="P11" style:family="paragraph">
      <style:paragraph-properties fo:line-height="115.00%" fo:text-align="left" fo:margin-bottom="10.00pt"/>
    </style:style>
    <style:style style:name="P12" style:family="paragraph">
      <style:paragraph-properties fo:line-height="115.00%" fo:text-align="left" fo:margin-left="108.00pt" fo:text-indent="0.00pt" fo:margin-bottom="10.00pt"/>
    </style:style>
  </office:automatic-styles>
  <office:body>
    <office:text>
      <text:p text:style-name="P1"><text:span text:style-name="T1">Python Certification Course<text:s text:c="2"/></text:span></text:p>
      <text:p text:style-name="P1"><text:span text:style-name="T1">support@intellipaat.com - +91-7022374614 - US: 1-800-216-8930 (Toll Free)<text:s text:c="2"/></text:span></text:p>
      <text:p text:style-name="P2"><text:span text:style-name="T2">Module 1: Introduction to Python Assignment - 1<text:s text:c="4"/></text:span></text:p>
      <text:p text:style-name="P2"><text:span text:style-name="T3">Problem Statement:<text:s text:c="3"/></text:span></text:p>
      <text:p text:style-name="P3"><text:span text:style-name="T3">Consider yourself to be Sam who is a data scientist. He has been invited as a guest lecturer at a college to take an introductory session on Python. </text:span></text:p>
      <text:p text:style-name="P4"><text:span text:style-name="T3">Tasks to be performed:<text:s text:c="3"/></text:span></text:p>
      <text:p text:style-name="P5"><text:span text:style-name="T3">1. Create a list containing squares of numbers from 1 to 10 (HINT: use List Comprehension). </text:span></text:p>
      <text:p text:style-name="P5"><text:span text:style-name="T4">Answer :</text:span></text:p>
      <text:p text:style-name="P5"><text:span text:style-name="T5">newlist = [x**2 for x in range(1,11)]</text:span></text:p>
      <text:p text:style-name="P5"><text:span text:style-name="T5">print(newlist)</text:span></text:p>
      <text:p text:style-name="P5"><text:span text:style-name="T6"/></text:p>
      <text:p text:style-name="P5"><text:span text:style-name="T7">2. Write a Function to check if year number is a leap year.</text:span></text:p>
      <text:p text:style-name="P5"><text:span text:style-name="T8">Answer :</text:span></text:p>
      <text:p text:style-name="P5"><text:span text:style-name="T9">year = int(input('Enter Year<text:s text:c="3"/>:'))</text:span></text:p>
      <text:p text:style-name="P5"><text:span text:style-name="T9">if (year % 400 == 0) and (year % 100 == 0):</text:span></text:p>
      <text:p text:style-name="P5"><text:span text:style-name="T9"><text:s text:c="4"/>print("{0} is a leap year".format(year))</text:span></text:p>
      <text:p text:style-name="P5"><text:span text:style-name="T9">elif (year % 4 ==0) and (year % 100 != 0):</text:span></text:p>
      <text:p text:style-name="P5"><text:span text:style-name="T9"><text:s text:c="4"/>print("{0} is a leap year".format(year))</text:span></text:p>
      <text:p text:style-name="P5"><text:span text:style-name="T9">else:</text:span></text:p>
      <text:p text:style-name="P5"><text:span text:style-name="T9"><text:s text:c="4"/>print("{0} is not a leap year".format(year))</text:span></text:p>
      <text:p text:style-name="P5"><text:span text:style-name="T9"><text:s/>3. Write a Function to take an array and return another array that contains the members of first array that are even.</text:span></text:p>
      <text:p text:style-name="P5"><text:span text:style-name="T9">Answer<text:s text:c="2"/>:</text:span></text:p>
      <text:p text:style-name="P5"><text:span text:style-name="T9"><text:s text:c="2"/>Method 1</text:span></text:p>
      <text:p text:style-name="P6"><text:span text:style-name="T9">#Function Declare</text:span></text:p>
      <text:p text:style-name="P6"><text:span text:style-name="T9">def addeven(xarray):</text:span></text:p>
      <text:p text:style-name="P6"><text:span text:style-name="T9"><text:s text:c="4"/>newarry=[]</text:span></text:p>
      <text:p text:style-name="P6"><text:span text:style-name="T9"><text:s text:c="4"/>for i in range(1,len(xarray)):</text:span></text:p>
      <text:p text:style-name="P6"><text:span text:style-name="T9"><text:s text:c="8"/>if xarray[i]%2==0:</text:span></text:p>
      <text:p text:style-name="P7"><text:span text:style-name="T9"><text:s text:c="12"/>newarry.append(xarray[i])<text:s text:c="4"/></text:span></text:p>
      <text:p text:style-name="P8"><text:span text:style-name="T9"><text:s text:c="4"/>return print(newarry)</text:span></text:p>
      <text:p text:style-name="P8"><text:span text:style-name="T10"/></text:p>
      <text:p text:style-name="P8"><text:span text:style-name="T11">#Function Call</text:span></text:p>
      <text:p text:style-name="P8"><text:span text:style-name="T11">xarray=[5,2,6,7,8,9,11,18] </text:span></text:p>
      <text:p text:style-name="P8"><text:span text:style-name="T11">addeven(xarray)</text:span></text:p>
      <text:p text:style-name="P8"><text:span text:style-name="T11"/></text:p>
      <text:p text:style-name="P9"><text:span text:style-name="T12">Method 2<text:s text:c="2"/>:</text:span></text:p>
      <text:p text:style-name="P10"><text:span text:style-name="T12">#Function Declare</text:span></text:p>
      <text:p text:style-name="P10"><text:span text:style-name="T12">def addeven2(xarray):</text:span></text:p>
      <text:p text:style-name="P10"><text:span text:style-name="T12"><text:s text:c="4"/>newarry=[x for x in xarray if x%2==0 ]</text:span></text:p>
      <text:p text:style-name="P10"><text:span text:style-name="T12"><text:s text:c="4"/>return print(newarry)</text:span></text:p>
      <text:p text:style-name="P10"><text:span text:style-name="T12"/></text:p>
      <text:p text:style-name="P10"><text:span text:style-name="T12">#Function Call</text:span></text:p>
      <text:p text:style-name="P10"><text:span text:style-name="T12">xarray=[5,2,6,7,8,9,11,18] </text:span></text:p>
      <text:p text:style-name="P10"><text:span text:style-name="T12">addeven2(xarray)</text:span></text:p>
      <text:p text:style-name="P11"><text:span text:style-name="T13">4. Write a Function that takes 2 arrays and prints the members of first array that are present of second array. (HINT: use Membership Comprehension)<text:s text:c="4"/></text:span></text:p>
      <text:p text:style-name="P11"><text:span text:style-name="T13">Answer :</text:span></text:p>
      <text:p text:style-name="P12"><text:span text:style-name="T13">#Function Declare</text:span></text:p>
      <text:p text:style-name="P12"><text:span text:style-name="T13">def commonelement(array1,array2):</text:span></text:p>
      <text:p text:style-name="P12"><text:span text:style-name="T13"><text:s text:c="4"/>newlist=[x for x in array1<text:s text:c="2"/>if x in array2] </text:span></text:p>
      <text:p text:style-name="P12"><text:span text:style-name="T13"><text:s text:c="4"/>return print(newlist)</text:span></text:p>
      <text:p text:style-name="P12"><text:span text:style-name="T13">#Function Call</text:span></text:p>
      <text:p text:style-name="P12"><text:span text:style-name="T13">array1=[1,2,3,4,6,9]</text:span></text:p>
      <text:p text:style-name="P12"><text:span text:style-name="T13">array2=[2,9,8,3,5,1,4]</text:span></text:p>
      <text:p text:style-name="P12"><text:span text:style-name="T13">commonelement(array1,array2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